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741d5"/>
    </style:style>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2">
      <style:text-properties officeooo:rsid="001816d3" officeooo:paragraph-rsid="001816d3"/>
    </style:style>
    <style:style style:name="P5" style:family="paragraph" style:parent-style-name="Text_20_body" style:list-style-name="L2">
      <style:text-properties officeooo:rsid="002966b7" officeooo:paragraph-rsid="002966b7"/>
    </style:style>
    <style:style style:name="T1" style:family="text">
      <style:text-properties officeooo:rsid="001741d5"/>
    </style:style>
    <style:style style:name="T2" style:family="text">
      <style:text-properties officeooo:rsid="0018f4f6"/>
    </style:style>
    <style:style style:name="T3" style:family="text">
      <style:text-properties officeooo:rsid="0019fa3a"/>
    </style:style>
    <style:style style:name="T4" style:family="text">
      <style:text-properties officeooo:rsid="001af3b8"/>
    </style:style>
    <style:style style:name="T5" style:family="text">
      <style:text-properties officeooo:rsid="001be21e"/>
    </style:style>
    <style:style style:name="T6" style:family="text">
      <style:text-properties officeooo:rsid="001d3e68"/>
    </style:style>
    <style:style style:name="T7" style:family="text">
      <style:text-properties officeooo:rsid="001d93d9"/>
    </style:style>
    <style:style style:name="T8" style:family="text">
      <style:text-properties officeooo:rsid="001f1ded"/>
    </style:style>
    <style:style style:name="T9" style:family="text">
      <style:text-properties officeooo:rsid="0022731b"/>
    </style:style>
    <style:style style:name="T10" style:family="text">
      <style:text-properties officeooo:rsid="0022c436"/>
    </style:style>
    <style:style style:name="T11" style:family="text">
      <style:text-properties officeooo:rsid="0023b3d4"/>
    </style:style>
    <style:style style:name="T12" style:family="text">
      <style:text-properties officeooo:rsid="0024b115"/>
    </style:style>
    <style:style style:name="T13" style:family="text">
      <style:text-properties officeooo:rsid="002b9593"/>
    </style:style>
    <style:style style:name="T14" style:family="text">
      <style:text-properties officeooo:rsid="002e3d2a"/>
    </style:style>
    <style:style style:name="T15" style:family="text">
      <style:text-properties officeooo:rsid="003150b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2 John 1:1-13</text:h>
      <text:list xml:id="list4268928443" text:style-name="L1">
        <text:list-item>
          <text:p text:style-name="P1">From the Elder—To the dear Lady and to her children, whom I truly love. And I am not the only one, but all who know the truth love you, because the truth remains in us and will be with us forever. May God the Father and Jesus Christ, the Father's Son, give us grace, mercy, and peace; may they be ours in truth and love.</text:p>
        </text:list-item>
      </text:list>
      <text:h text:style-name="Heading_20_2" text:outline-level="2"><text:bookmark text:name="en-GNT-33671"/>Truth and Love <text:span text:style-name="T1">(4-11)</text:span></text:h>
      <text:list xml:id="list3654833042" text:style-name="L2">
        <text:list-item>
          <text:p text:style-name="P2">How happy I was to find that some of your children live in the truth, just as the Father commanded us. And so I ask you, dear Lady: let us all love one another. This is no new command I am writing you; it is the command which we have had from the beginning. This love I speak of means that we must live in obedience to God's commands. The command, as you have all heard from the beginning, is that you must all live in love. Many deceivers have gone out over the world, people who do not acknowledge that Jesus Christ came as a human being. Such a person is a deceiver and the Enemy of Christ. Be on your guard, then, so that you will not lose what we have worked for, but will receive your reward in full. Anyone who does not stay with the teaching of Christ, but goes beyond it, does not have God. Whoever does stay with the teaching has both the Father and the Son.<text:bookmark text:name="en-GNT-33677"/> So then, if some come to you who do not bring this teaching, do not welcome them in your homes; do not even say, “Peace be with you.” <text:bookmark text:name="en-GNT-33678"/>For anyone who wishes them peace becomes their partner in the evil things they do.</text:p>
        </text:list-item>
        <text:list-item>
          <text:p text:style-name="P4">The messages I’m getting here <text:span text:style-name="T2">are</text:span> of appraisal, love, obeying <text:span text:style-name="T7">God’</text:span><text:span text:style-name="T8">s</text:span> commands, <text:span text:style-name="T2">vigilance and the rewards</text:span>. <text:span text:style-name="T2">The elder first appraises this receiptient of the message </text:span><text:span text:style-name="T13">(a church)</text:span><text:span text:style-name="T2"> for living in the truth just as the father has commanded. </text:span><text:span text:style-name="T3">He then reminds them of the old command, “Love one another”. </text:span><text:span text:style-name="T4">He emphasised on living in love as this is living in obedience to God’s commands. </text:span><text:span text:style-name="T5">He warns of the deceivers who are in the world, they don’t acknowledge that Jesus Christ came in human nature and they are the enemies of Jesus Christ. </text:span><text:span text:style-name="T6">Hence, there is need for vigilance and guarding the heart. </text:span><text:span text:style-name="T9">Those who keep God’s commands and do as encouraged above will receive their reward in </text:span><text:span text:style-name="T10">full, </text:span><text:span text:style-name="T11">and they have both the Father and the Son. </text:span><text:span text:style-name="T12">Anyone who brings a message contrary to this message should not be welcomed.</text:span></text:p>
        </text:list-item>
        <text:list-item>
          <text:p text:style-name="P5">This message is still alive to this generation and we need to live according to it. We should love one another, <text:span text:style-name="T14">living in love which is</text:span> obey<text:span text:style-name="T14">ing</text:span> Gods commands, be vigilant of the deceivers and we’ll receive our reward in full. <text:span text:style-name="T15">If we do so, we’ve both the Father and the Son.</text:span></text:p>
        </text:list-item>
      </text:list>
      <text:h text:style-name="Heading_20_2" text:outline-level="2"><text:bookmark text:name="en-GNT-33679"/>Final Words <text:span text:style-name="T1">(12-13)</text:span></text:h>
      <text:list xml:id="list3262949180" text:style-name="L3">
        <text:list-item>
          <text:p text:style-name="P3">I have so much to tell you, but I would rather not do it with paper and ink; instead, I hope to visit you and talk with you personally, so that we shall be completely happy.<text:bookmark text:name="en-GNT-33680"/> The children of your dear Sister send you their greeting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3T09:01:19.955446758</meta:creation-date>
    <dc:date>2022-06-03T09:42:55.050097949</dc:date>
    <meta:editing-duration>PT41M23S</meta:editing-duration>
    <meta:editing-cycles>21</meta:editing-cycles>
    <meta:generator>LibreOffice/6.4.7.2$Linux_X86_64 LibreOffice_project/40$Build-2</meta:generator>
    <meta:document-statistic meta:table-count="0" meta:image-count="0" meta:object-count="0" meta:page-count="1" meta:paragraph-count="8" meta:word-count="535" meta:character-count="2765" meta:non-whitespace-character-count="2244"/>
  </office:meta>
</office:document-meta>
</file>